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0096d4"/>
    </style:style>
    <style:style style:name="gr2" style:family="graphic" style:parent-style-name="standard">
      <style:graphic-properties svg:stroke-width="0.001cm" svg:stroke-color="#aae6ff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005a80"/>
    </style:style>
    <style:style style:name="gr4" style:family="graphic" style:parent-style-name="standard">
      <style:graphic-properties draw:stroke="none" svg:stroke-width="0.001cm" draw:fill-color="#2ac0ff"/>
    </style:style>
    <style:style style:name="gr5" style:family="graphic" style:parent-style-name="standard">
      <style:graphic-properties draw:stroke="none" svg:stroke-width="0.001cm" draw:fill-color="#000000"/>
    </style:style>
    <style:style style:name="gr6" style:family="graphic" style:parent-style-name="standard">
      <style:graphic-properties draw:stroke="none" svg:stroke-width="0.001cm" draw:fill-color="#ffffff"/>
    </style:style>
    <style:style style:name="gr7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4.052cm" svg:y="-5cm"/>
          <draw:glue-point draw:id="5" svg:x="5cm" svg:y="-5cm"/>
          <draw:glue-point draw:id="6" svg:x="0.474cm" svg:y="-5cm"/>
          <draw:glue-point draw:id="7" svg:x="-5cm" svg:y="5cm"/>
          <draw:glue-point draw:id="8" svg:x="4.116cm" svg:y="5cm"/>
          <draw:glue-point draw:id="9" svg:x="-0.443cm" svg:y="5cm"/>
          <draw:glue-point draw:id="10" svg:x="-5cm" svg:y="-3.432cm"/>
          <draw:glue-point draw:id="11" svg:x="-5cm" svg:y="0.782cm"/>
          <draw:glue-point draw:id="12" svg:x="5cm" svg:y="3.437cm"/>
          <draw:glue-point draw:id="13" svg:x="5cm" svg:y="-0.782cm"/>
          <draw:glue-point draw:id="14" svg:x="0.01cm" svg:y="0cm"/>
          <draw:polygon draw:style-name="gr1" draw:layer="layout" svg:width="3.206cm" svg:height="1.663cm" svg:x="0cm" svg:y="0.337cm" svg:viewBox="0 0 3207 1664" draw:points="0,0 0,1664 3207,1664 3207,0">
            <text:p/>
          </draw:polygon>
          <draw:polyline draw:style-name="gr2" draw:layer="layout" svg:width="3.206cm" svg:height="1.663cm" svg:x="0cm" svg:y="0.337cm" svg:viewBox="0 0 3207 1664" draw:points="0,0 0,1664 3207,1664 3207,0 0,0">
            <text:p/>
          </draw:polyline>
          <draw:polygon draw:style-name="gr3" draw:layer="layout" svg:width="0.311cm" svg:height="2cm" svg:x="3.206cm" svg:y="0cm" svg:viewBox="0 0 312 2001" draw:points="0,337 312,0 312,1688 0,2001">
            <text:p/>
          </draw:polygon>
          <draw:polyline draw:style-name="gr2" draw:layer="layout" svg:width="0.311cm" svg:height="2cm" svg:x="3.206cm" svg:y="0cm" svg:viewBox="0 0 312 2001" draw:points="0,337 312,0 312,1688 0,2001 0,337">
            <text:p/>
          </draw:polyline>
          <draw:polygon draw:style-name="gr4" draw:layer="layout" svg:width="3.517cm" svg:height="0.314cm" svg:x="0cm" svg:y="0cm" svg:viewBox="0 0 3518 315" draw:points="0,315 334,0 3518,0 3207,315">
            <text:p/>
          </draw:polygon>
          <draw:polyline draw:style-name="gr2" draw:layer="layout" svg:width="3.517cm" svg:height="0.314cm" svg:x="0cm" svg:y="0cm" svg:viewBox="0 0 3518 315" draw:points="0,315 334,0 3518,0 3207,315 0,315">
            <text:p/>
          </draw:polyline>
          <draw:polygon draw:style-name="gr5" draw:layer="layout" svg:width="0.412cm" svg:height="0.415cm" svg:x="0.98cm" svg:y="0.623cm" svg:viewBox="0 0 413 416" draw:points="413,416 322,416 285,320 121,320 88,416 0,416 159,0 247,0 413,416 259,251 202,97 147,251 259,251">
            <text:p/>
          </draw:polygon>
          <draw:path draw:style-name="gr5" draw:layer="layout" svg:width="0.346cm" svg:height="0.415cm" svg:x="1.432cm" svg:y="0.623cm" svg:viewBox="0 0 347 416" svg:d="m0 0h153c34 0 60 2 77 7 25 8 47 21 63 38 18 19 30 42 39 67 10 27 15 60 15 99 0 34-5 64-13 88-11 30-26 54-45 73-14 14-34 26-59 34-18 6-42 10-72 10h-158v-416l84 70v274h62c23 0 40-1 50-3 13-3 25-9 33-17 10-9 17-22 23-41 5-19 7-44 7-75 0-33-2-57-7-75-6-18-15-30-24-40-10-9-22-16-38-19-13-4-35-4-68-4h-38z">
            <text:p/>
          </draw:path>
          <draw:polygon draw:style-name="gr5" draw:layer="layout" svg:width="0.396cm" svg:height="0.415cm" svg:x="1.843cm" svg:y="0.623cm" svg:viewBox="0 0 397 416" draw:points="0,416 0,0 123,0 198,283 273,0 397,0 397,416 320,416 320,89 238,416 158,416 76,89 76,416">
            <text:p/>
          </draw:polygon>
          <draw:polygon draw:style-name="gr6" draw:layer="layout" svg:width="0.411cm" svg:height="0.414cm" svg:x="0.956cm" svg:y="0.599cm" svg:viewBox="0 0 412 415" draw:points="412,415 321,415 285,319 121,319 87,415 0,415 159,0 247,0 412,415 259,250 202,96 147,250 259,250">
            <text:p/>
          </draw:polygon>
          <draw:path draw:style-name="gr6" draw:layer="layout" svg:width="0.345cm" svg:height="0.414cm" svg:x="1.407cm" svg:y="0.599cm" svg:viewBox="0 0 346 415" svg:d="m0 0h152c34 0 61 2 78 7 24 7 46 21 63 38 17 19 30 42 39 67 10 27 14 60 14 98 0 34-4 64-12 89-11 30-27 54-45 72-15 15-35 26-59 34-19 6-43 10-73 10h-157v-415l83 70v274h63c23 0 39-1 49-3 14-4 26-10 34-18 9-9 16-22 22-41 6-18 8-43 8-75 0-33-2-57-8-74-6-18-14-30-23-40-11-10-23-16-38-19-13-4-36-4-68-4h-39z">
            <text:p/>
          </draw:path>
          <draw:polygon draw:style-name="gr6" draw:layer="layout" svg:width="0.396cm" svg:height="0.414cm" svg:x="1.819cm" svg:y="0.599cm" svg:viewBox="0 0 397 415" draw:points="0,415 0,0 123,0 198,282 273,0 397,0 397,415 321,415 321,88 238,415 158,415 77,88 77,415">
            <text:p/>
          </draw:polygon>
          <draw:polygon draw:style-name="gr6" draw:layer="layout" svg:width="2.775cm" svg:height="0.939cm" svg:x="0.214cm" svg:y="0.94cm" svg:viewBox="0 0 2776 940" draw:points="336,433 1268,433 1268,602 1030,602 1364,940 1723,602 1460,602 1460,433 2441,433 2441,699 2776,337 2441,0 2441,240 336,240 336,0 0,337 336,699">
            <text:p/>
          </draw:polygon>
          <draw:polyline draw:style-name="gr7" draw:layer="layout" svg:width="2.775cm" svg:height="0.939cm" svg:x="0.214cm" svg:y="0.94cm" svg:viewBox="0 0 2776 940" draw:points="336,433 1268,433 1268,602 1030,602 1364,940 1723,602 1460,602 1460,433 2441,433 2441,699 2776,337 2441,0 2441,240 336,240 336,0 0,337 336,699 336,433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ADM</dc:title>
    <meta:creation-date>2011-02-07T16:41:51</meta:creation-date>
    <meta:editing-duration>P0D</meta:editing-duration>
    <meta:editing-cycles>1</meta:editing-cycles>
    <meta:document-statistic meta:object-count="15"/>
    <meta:generator>OpenOffice.org/3.3$Linux OpenOffice.org_project/330m20$Build-9567</meta:generator>
  </office:meta>
</office:document-meta>
</file>